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ENCINAS EUSEBIO EDITT ROSA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1323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821671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ENCINAS EUSEBIO EDITT ROSA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1323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821671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2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4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12/2021</text:p>
          </table:table-cell>
          <table:table-cell table:style-name="Tabla2.A3" office:value-type="string">
            <text:p text:style-name="P22">816925</text:p>
          </table:table-cell>
          <table:table-cell table:style-name="Tabla2.D3" office:value-type="string">
            <text:p text:style-name="P23">48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2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1T23:38:5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